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P2" style:family="paragraph" style:parent-style-name="Standard">
      <style:paragraph-properties fo:text-align="center" style:justify-single-word="false"/>
      <style:text-properties style:font-name="FreeSans" fo:font-size="11pt" officeooo:rsid="000bdfba" officeooo:paragraph-rsid="000bdfba" style:font-size-asian="11pt" style:font-size-complex="11pt"/>
    </style:style>
    <style:style style:name="P3" style:family="paragraph" style:parent-style-name="Standard">
      <style:paragraph-properties fo:text-align="start" style:justify-single-word="false"/>
      <style:text-properties style:font-name="FreeSans" fo:font-size="12pt" officeooo:rsid="000e8002" officeooo:paragraph-rsid="000b4174" style:font-size-asian="12pt" style:font-size-complex="12pt"/>
    </style:style>
    <style:style style:name="P4" style:family="paragraph" style:parent-style-name="Standard">
      <style:paragraph-properties fo:text-align="center" style:justify-single-word="false"/>
      <style:text-properties style:font-name="FreeSans" fo:font-size="12pt" officeooo:rsid="005f7d08" officeooo:paragraph-rsid="005f7d08" style:font-size-asian="10.5pt" style:font-size-complex="12pt"/>
    </style:style>
    <style:style style:name="P5" style:family="paragraph" style:parent-style-name="Standard">
      <style:paragraph-properties fo:text-align="start" style:justify-single-word="false"/>
      <style:text-properties style:font-name="FreeSans" fo:font-size="12pt" officeooo:rsid="005f7d08" officeooo:paragraph-rsid="005f7d08" style:font-size-asian="10.5pt" style:font-size-complex="12pt"/>
    </style:style>
    <style:style style:name="P6" style:family="paragraph" style:parent-style-name="Standard">
      <style:paragraph-properties fo:text-align="start" style:justify-single-word="false"/>
      <style:text-properties style:font-name="FreeSans" fo:font-size="12pt" officeooo:rsid="00613f84" officeooo:paragraph-rsid="00613f84" style:font-size-asian="10.5pt" style:font-size-complex="12pt"/>
    </style:style>
    <style:style style:name="P7" style:family="paragraph" style:parent-style-name="Standard">
      <style:paragraph-properties fo:text-align="start" style:justify-single-word="false"/>
      <style:text-properties style:font-name="FreeSans" fo:font-size="12pt" officeooo:rsid="00613f84" officeooo:paragraph-rsid="006501fb" style:font-size-asian="10.5pt" style:font-size-complex="12pt"/>
    </style:style>
    <style:style style:name="P8" style:family="paragraph" style:parent-style-name="Standard">
      <style:paragraph-properties fo:text-align="start" style:justify-single-word="false"/>
      <style:text-properties style:font-name="FreeSans" fo:font-size="13pt" fo:font-weight="bold" officeooo:rsid="000e8002" officeooo:paragraph-rsid="000e8002" style:font-size-asian="13pt" style:font-weight-asian="bold" style:font-size-complex="13pt" style:font-weight-complex="bold"/>
    </style:style>
    <style:style style:name="P9" style:family="paragraph" style:parent-style-name="Standard">
      <style:paragraph-properties fo:text-align="center" style:justify-single-word="false"/>
      <style:text-properties style:font-name="FreeSans" fo:font-size="18pt" officeooo:rsid="000b4174" officeooo:paragraph-rsid="000b4174" style:font-size-asian="18pt" style:font-size-complex="18pt"/>
    </style:style>
    <style:style style:name="P10" style:family="paragraph" style:parent-style-name="Standard">
      <style:paragraph-properties fo:text-align="center" style:justify-single-word="false"/>
      <style:text-properties style:font-name="FreeSans" fo:font-size="16pt" officeooo:rsid="00257322" officeooo:paragraph-rsid="00257322" style:font-size-asian="14pt" style:font-size-complex="16pt"/>
    </style:style>
    <style:style style:name="P11" style:family="paragraph" style:parent-style-name="Standard">
      <style:paragraph-properties fo:text-align="center" style:justify-single-word="false"/>
      <style:text-properties style:font-name="FreeSans" fo:font-size="16pt" officeooo:rsid="005f7d08" officeooo:paragraph-rsid="005f7d08" style:font-size-asian="14pt" style:font-size-complex="16pt"/>
    </style:style>
    <style:style style:name="P12" style:family="paragraph" style:parent-style-name="Standard">
      <style:paragraph-properties fo:text-align="center" style:justify-single-word="false"/>
      <style:text-properties style:font-name="Liberation Serif" fo:font-size="16pt" fo:font-weight="bold" officeooo:rsid="000b4174" officeooo:paragraph-rsid="001ad7ba" style:font-size-asian="16pt" style:font-weight-asian="bold" style:font-size-complex="16pt" style:font-weight-complex="bold"/>
    </style:style>
    <style:style style:name="P13" style:family="paragraph" style:parent-style-name="Standard">
      <style:paragraph-properties fo:text-align="center" style:justify-single-word="false"/>
      <style:text-properties fo:color="#666666" style:font-name="Liberation Serif" fo:font-size="14pt" officeooo:rsid="00125669" officeooo:paragraph-rsid="001ad7ba" style:font-size-asian="14pt" style:font-size-complex="14pt"/>
    </style:style>
    <style:style style:name="P14" style:family="paragraph" style:parent-style-name="Standard" style:list-style-name="L1">
      <style:paragraph-properties fo:text-align="start" style:justify-single-word="false"/>
      <style:text-properties style:font-name="FreeSans" fo:font-size="12pt" officeooo:rsid="000bdfba" officeooo:paragraph-rsid="000e8002" style:font-size-asian="12pt" style:font-size-complex="12pt"/>
    </style:style>
    <style:style style:name="P15" style:family="paragraph" style:parent-style-name="Standard" style:list-style-name="L2">
      <style:paragraph-properties fo:text-align="start" style:justify-single-word="false"/>
      <style:text-properties style:font-name="FreeSans" fo:font-size="12pt" officeooo:rsid="005f7d08" officeooo:paragraph-rsid="005f7d08" style:font-size-asian="10.5pt" style:font-size-complex="12pt"/>
    </style:style>
    <style:style style:name="P16" style:family="paragraph" style:parent-style-name="Standard" style:list-style-name="L3">
      <loext:graphic-properties draw:fill="none"/>
      <style:paragraph-properties fo:text-align="start" style:justify-single-word="false" fo:background-color="transparent"/>
      <style:text-properties style:font-name="FreeSans" fo:font-size="12pt" officeooo:rsid="005f7d08" officeooo:paragraph-rsid="005f7d08" style:font-size-asian="10.5pt" style:font-size-complex="12pt"/>
    </style:style>
    <style:style style:name="P17" style:family="paragraph" style:parent-style-name="Standard" style:list-style-name="L2">
      <style:paragraph-properties fo:text-align="start" style:justify-single-word="false"/>
      <style:text-properties style:font-name="FreeSans" fo:font-size="12pt" officeooo:rsid="00613f84" officeooo:paragraph-rsid="00613f84" style:font-size-asian="10.5pt" style:font-size-complex="12pt"/>
    </style:style>
    <style:style style:name="P18" style:family="paragraph" style:parent-style-name="Standard" style:list-style-name="L2">
      <style:paragraph-properties fo:text-align="start" style:justify-single-word="false"/>
      <style:text-properties style:font-name="FreeSans" fo:font-size="12pt" officeooo:rsid="0068bee3" officeooo:paragraph-rsid="0068bee3" style:font-size-asian="10.5pt" style:font-size-complex="12pt"/>
    </style:style>
    <style:style style:name="P19" style:family="paragraph" style:parent-style-name="Standard" style:list-style-name="L2">
      <style:paragraph-properties fo:text-align="start" style:justify-single-word="false"/>
      <style:text-properties fo:color="#009933" style:font-name="FreeSans" fo:font-size="12pt" fo:font-weight="bold" officeooo:rsid="006501fb" officeooo:paragraph-rsid="006501fb" style:font-size-asian="10.5pt" style:font-weight-asian="bold" style:font-size-complex="12pt" style:font-weight-complex="bold"/>
    </style:style>
    <style:style style:name="P20" style:family="paragraph" style:parent-style-name="Standard" style:list-style-name="L3" style:master-page-name="">
      <loext:graphic-properties draw:fill="none"/>
      <style:paragraph-properties fo:text-align="start" style:justify-single-word="false" style:page-number="auto" fo:background-color="transparent"/>
      <style:text-properties style:font-name="FreeSans" fo:font-size="12pt" officeooo:rsid="005f7d08" officeooo:paragraph-rsid="005f7d08" style:font-size-asian="10.5pt" style:font-size-complex="12pt"/>
    </style:style>
    <style:style style:name="P21" style:family="paragraph" style:parent-style-name="Standard" style:list-style-name="L4" style:master-page-name="">
      <loext:graphic-properties draw:fill="none"/>
      <style:paragraph-properties fo:margin-left="0.25in" fo:margin-right="0in" fo:text-align="start" style:justify-single-word="false" fo:text-indent="0.25in" style:auto-text-indent="false" style:page-number="auto" fo:background-color="transparent"/>
      <style:text-properties style:font-name="FreeSans" fo:font-size="12pt" officeooo:rsid="005f7d08" officeooo:paragraph-rsid="005f7d08" style:font-size-asian="10.5pt" style:font-size-complex="12pt"/>
    </style:style>
    <style:style style:name="P22" style:family="paragraph">
      <loext:graphic-properties draw:fill-color="#ffffff"/>
      <style:paragraph-properties fo:text-align="start"/>
    </style:style>
    <style:style style:name="P23" style:family="paragraph">
      <style:paragraph-properties fo:text-align="center"/>
    </style:style>
    <style:style style:name="P24" style:family="paragraph">
      <loext:graphic-properties draw:fill-color="#cccccc"/>
      <style:paragraph-properties fo:text-align="center"/>
    </style:style>
    <style:style style:name="P25" style:family="paragraph">
      <loext:graphic-properties draw:fill-color="#e6eff5"/>
      <style:paragraph-properties fo:text-align="center"/>
    </style:style>
    <style:style style:name="P26" style:family="paragraph">
      <loext:graphic-properties draw:fill-color="#eeeeee"/>
      <style:paragraph-properties fo:text-align="center"/>
    </style:style>
    <style:style style:name="P27" style:family="paragraph">
      <loext:graphic-properties draw:fill-color="#e6f0f5"/>
      <style:paragraph-properties fo:text-align="center"/>
      <style:text-properties fo:font-size="12pt"/>
    </style:style>
    <style:style style:name="P28" style:family="paragraph">
      <style:paragraph-properties fo:text-align="start"/>
    </style:style>
    <style:style style:name="P29" style:family="paragraph">
      <loext:graphic-properties draw:fill-color="#ffffff"/>
      <style:paragraph-properties fo:text-align="start"/>
      <style:text-properties fo:font-size="12pt"/>
    </style:style>
    <style:style style:name="P30" style:family="paragraph">
      <loext:graphic-properties draw:fill-color="#ffffff"/>
      <style:paragraph-properties fo:text-align="start"/>
      <style:text-properties fo:color="#000000" fo:font-size="12pt"/>
    </style:style>
    <style:style style:name="P31" style:family="paragraph">
      <loext:graphic-properties draw:fill="none" draw:fill-color="#ffffff"/>
      <style:paragraph-properties fo:text-align="start"/>
      <style:text-properties fo:color="#cfe7f5" fo:font-size="14pt" style:font-size-asian="14pt" style:font-size-complex="14pt"/>
    </style:style>
    <style:style style:name="P32" style:family="paragraph">
      <loext:graphic-properties draw:fill="none" draw:fill-color="#ffffff"/>
      <style:paragraph-properties fo:text-align="start"/>
      <style:text-properties fo:color="#cccccc" fo:font-size="14pt" style:font-size-asian="14pt" style:font-size-complex="14pt"/>
    </style:style>
    <style:style style:name="P33" style:family="paragraph">
      <loext:graphic-properties draw:fill-color="#eeeeee"/>
      <style:paragraph-properties fo:text-align="center"/>
      <style:text-properties fo:font-size="12pt"/>
    </style:style>
    <style:style style:name="P34" style:family="paragraph">
      <loext:graphic-properties draw:fill-color="#eeeeee" draw:opacity="70%"/>
      <style:text-properties fo:color="#b2b2b2" style:font-name="Liberation Serif" fo:font-size="10pt" style:font-size-asian="10pt" style:font-size-complex="10pt"/>
    </style:style>
    <style:style style:name="P35" style:family="paragraph">
      <loext:graphic-properties draw:fill="none" draw:fill-color="#eeeeee" draw:opacity="70%"/>
      <style:text-properties fo:color="#b2b2b2" style:font-name="Liberation Serif" fo:font-size="10pt" style:font-size-asian="10pt" style:font-size-complex="10pt"/>
    </style:style>
    <style:style style:name="T1" style:family="text">
      <style:text-properties officeooo:rsid="003ea353"/>
    </style:style>
    <style:style style:name="T2" style:family="text">
      <style:text-properties officeooo:rsid="003df839"/>
    </style:style>
    <style:style style:name="T3" style:family="text">
      <style:text-properties officeooo:rsid="001ad7ba"/>
    </style:style>
    <style:style style:name="T4" style:family="text">
      <style:text-properties officeooo:rsid="00613f84"/>
    </style:style>
    <style:style style:name="T5" style:family="text">
      <style:text-properties officeooo:rsid="00629cf2"/>
    </style:style>
    <style:style style:name="T6" style:family="text">
      <style:text-properties officeooo:rsid="006501fb"/>
    </style:style>
    <style:style style:name="T7" style:family="text">
      <style:text-properties fo:color="#6600cc" fo:font-weight="bold" style:font-weight-asian="bold" style:font-weight-complex="bold"/>
    </style:style>
    <style:style style:name="T8" style:family="text">
      <style:text-properties fo:color="#009933" fo:font-weight="bold" style:font-weight-asian="bold" style:font-weight-complex="bold"/>
    </style:style>
    <style:style style:name="T9" style:family="text">
      <style:text-properties fo:color="#729fcf"/>
    </style:style>
    <style:style style:name="T10" style:family="text">
      <style:text-properties fo:color="#ff6666" fo:font-weight="bold" style:font-weight-asian="bold" style:font-weight-complex="bold"/>
    </style:style>
    <style:style style:name="T11" style:family="text">
      <style:text-properties fo:color="#009933" fo:font-style="italic" fo:font-weight="bold" style:font-style-asian="italic" style:font-weight-asian="bold" style:font-style-complex="italic" style:font-weight-complex="bold"/>
    </style:style>
    <style:style style:name="T12" style:family="text">
      <style:text-properties fo:color="#999999"/>
    </style:style>
    <style:style style:name="T13" style:family="text">
      <style:text-properties fo:color="#ff00ff"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color="#729fcf" fo:font-size="12pt"/>
    </style:style>
    <style:style style:name="T16" style:family="text">
      <style:text-properties fo:font-size="12pt"/>
    </style:style>
    <style:style style:name="T17" style:family="text">
      <style:text-properties fo:color="#ff6666" fo:font-size="12pt" fo:font-weight="bold" style:font-weight-asian="bold" style:font-weight-complex="bold"/>
    </style:style>
    <style:style style:name="T18" style:family="text">
      <style:text-properties fo:font-size="12pt" fo:font-style="italic" style:font-style-asian="italic" style:font-style-complex="italic"/>
    </style:style>
    <style:style style:name="T19" style:family="text">
      <style:text-properties fo:color="#009933" fo:font-size="12pt" fo:font-style="italic" fo:font-weight="bold" style:font-style-asian="italic" style:font-weight-asian="bold" style:font-style-complex="italic" style:font-weight-complex="bold"/>
    </style:style>
    <style:style style:name="T20" style:family="text">
      <style:text-properties fo:color="#6600cc" fo:font-size="12pt" fo:font-weight="bold" style:font-weight-asian="bold" style:font-weight-complex="bold"/>
    </style:style>
    <style:style style:name="T21" style:family="text">
      <style:text-properties fo:color="#ff6666" fo:font-size="12pt"/>
    </style:style>
    <style:style style:name="T22" style:family="text">
      <style:text-properties fo:color="#6600cc"/>
    </style:style>
    <style:style style:name="T23" style:family="text">
      <style:text-properties fo:color="#000000" fo:font-size="12pt" fo:font-weight="bold" style:font-weight-asian="bold" style:font-weight-complex="bold"/>
    </style:style>
    <style:style style:name="T24" style:family="text">
      <style:text-properties fo:color="#000000" fo:font-size="12pt" fo:font-weight="normal" style:font-weight-asian="normal" style:font-weight-complex="normal"/>
    </style:style>
    <style:style style:name="T25" style:family="text">
      <style:text-properties fo:color="#cfe7f5" fo:font-size="14pt" fo:font-weight="bold" style:font-size-asian="14pt" style:font-weight-asian="bold" style:font-size-complex="14pt" style:font-weight-complex="bold"/>
    </style:style>
    <style:style style:name="T26" style:family="text">
      <style:text-properties fo:color="#cccccc" fo:font-size="14pt" fo:font-weight="bold" style:font-size-asian="14pt" style:font-weight-asian="bold" style:font-size-complex="14pt" style:font-weight-complex="bold"/>
    </style:style>
    <style:style style:name="T27" style:family="text">
      <style:text-properties fo:color="#000000" fo:font-size="12pt" fo:font-style="italic" fo:font-weight="bold" style:font-style-asian="italic" style:font-weight-asian="bold" style:font-style-complex="italic" style:font-weight-complex="bold"/>
    </style:style>
    <style:style style:name="T28" style:family="text">
      <style:text-properties fo:color="#009933" fo:font-size="12pt" fo:font-weight="normal" style:font-weight-asian="normal" style:font-weight-complex="normal"/>
    </style:style>
    <style:style style:name="T29" style:family="text">
      <style:text-properties fo:color="#ff3300" fo:font-size="12pt" fo:font-weight="bold" style:font-weight-asian="bold" style:font-weight-complex="bold"/>
    </style:style>
    <style:style style:name="T30" style:family="text">
      <style:text-properties fo:color="#009933" fo:font-size="12pt"/>
    </style:style>
    <style:style style:name="T31" style:family="text">
      <style:text-properties fo:color="#b2b2b2" style:font-name="Liberation Serif" fo:font-size="10pt" style:font-size-asian="10pt" style:font-size-complex="10pt"/>
    </style:style>
    <style:style style:name="T32" style:family="text">
      <style:text-properties fo:color="#ff3333" style:font-name="Liberation Serif"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color="#dddddd" draw:fill-color="#ffffff" draw:textarea-horizontal-align="justify" draw:textarea-vertical-align="middle" draw:auto-grow-height="false" fo:min-height="1.3646in" fo:min-width="1.486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b2b2b2" draw:fill-color="#cccccc" draw:textarea-horizontal-align="justify" draw:textarea-vertical-align="middle" draw:auto-grow-height="false" fo:min-height="0.8626in" fo:min-width="1.83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99ccff" draw:fill-color="#e6eff5" draw:textarea-horizontal-align="justify" draw:textarea-vertical-align="middle" draw:auto-grow-height="false" fo:min-height="1.3252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dddddd" draw:fill-color="#eeeeee" draw:textarea-horizontal-align="justify" draw:textarea-vertical-align="middle" draw:auto-grow-height="false" fo:min-height="1.0543in" fo:min-width="1.1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b2b2b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dddddd" draw:fill-color="#eeeeee" draw:textarea-horizontal-align="justify" draw:textarea-vertical-align="middle" draw:auto-grow-height="false" fo:min-height="1.0543in" fo:min-width="1.1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99ccff" draw:fill-color="#e6f0f5" draw:textarea-horizontal-align="justify" draw:textarea-vertical-align="middle" draw:auto-grow-height="false" fo:min-height="1.3563in" fo:min-width="1.5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99ccff" draw:fill-color="#e6f0f5" draw:textarea-horizontal-align="justify" draw:textarea-vertical-align="middle" draw:auto-grow-height="false" fo:min-height="1.3047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dddddd" draw:fill-color="#ffffff" draw:textarea-horizontal-align="justify" draw:textarea-vertical-align="middle" draw:auto-grow-height="false" fo:min-height="1.0937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cfe7f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color="#99ccff" draw:fill-color="#e6eff5" draw:textarea-horizontal-align="justify" draw:textarea-vertical-align="middle" draw:auto-grow-height="false" fo:min-height="1.3335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cfe7f5" draw:fill-color="#cccc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color="#99ccff" draw:fill-color="#e6f0f5" draw:textarea-horizontal-align="justify" draw:textarea-vertical-align="middle" draw:auto-grow-height="false" fo:min-height="1.3154in" fo:min-width="1.54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color="#dddddd" draw:fill-color="#ffffff" draw:textarea-horizontal-align="justify" draw:textarea-vertical-align="middle" draw:auto-grow-height="false" fo:min-height="0.7189in" fo:min-width="3.5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dddddd" draw:fill-color="#ffffff" draw:textarea-horizontal-align="justify" draw:textarea-vertical-align="middle" draw:auto-grow-height="false" fo:min-height="0.5937in" fo:min-width="3.1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color="#dddddd" draw:fill-color="#ffffff" draw:textarea-horizontal-align="justify" draw:textarea-vertical-align="middle" draw:auto-grow-height="false" fo:min-height="0.698in" fo:min-width="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dddddd" draw:fill-color="#ffffff" draw:textarea-horizontal-align="justify" draw:textarea-vertical-align="middle" draw:auto-grow-height="false" fo:min-height="0.5102in" fo:min-width="3.1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dddddd" draw:fill="none" draw:fill-color="#ffffff" draw:textarea-horizontal-align="justify" draw:textarea-vertical-align="middle" draw:auto-grow-height="false" fo:min-height="0.3835in" fo:min-width="1.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dddddd" draw:fill="none" draw:fill-color="#ffffff" draw:textarea-horizontal-align="justify" draw:textarea-vertical-align="middle" draw:auto-grow-height="false" fo:min-height="0.4689in" fo:min-width="1.24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dddddd" draw:fill="none" draw:fill-color="#ffffff" draw:textarea-horizontal-align="justify" draw:textarea-vertical-align="middle" draw:auto-grow-height="false" fo:min-height="0.4165in" fo:min-width="0.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color="#dddddd" draw:fill-color="#ffffff" draw:textarea-horizontal-align="justify" draw:textarea-vertical-align="middle" draw:auto-grow-height="false" fo:min-height="0.5228in" fo:min-width="3.511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color="#dddddd" draw:fill-color="#ffffff" draw:textarea-horizontal-align="justify" draw:textarea-vertical-align="middle" draw:auto-grow-height="false" fo:min-height="0.5752in" fo:min-width="3.5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dddddd" draw:fill-color="#ffffff" draw:textarea-horizontal-align="justify" draw:textarea-vertical-align="middle" draw:auto-grow-height="false" fo:min-height="0.398in" fo:min-width="3.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dddddd" draw:fill-color="#ffffff" draw:textarea-horizontal-align="justify" draw:textarea-vertical-align="middle" draw:auto-grow-height="false" fo:min-height="0.3854in" fo:min-width="3.16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color="#99ccff" draw:fill-color="#e6f0f5" draw:textarea-horizontal-align="justify" draw:textarea-vertical-align="middle" draw:auto-grow-height="false" fo:min-height="0.6563in" fo:min-width="1.58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color="#99ccff" draw:fill-color="#e6f0f5" draw:textarea-horizontal-align="justify" draw:textarea-vertical-align="middle" draw:auto-grow-height="false" fo:min-height="0.7291in" fo:min-width="1.6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color="#dddddd" draw:fill-color="#ffffff" draw:textarea-horizontal-align="justify" draw:textarea-vertical-align="middle" draw:auto-grow-height="false" fo:min-height="1.6043in" fo:min-width="3.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dddddd" draw:fill-color="#ffffff" draw:textarea-horizontal-align="justify" draw:textarea-vertical-align="middle" draw:auto-grow-height="false" fo:min-height="0.8228in" fo:min-width="3.1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color="#99ccff" draw:fill-color="#eeeeee" draw:textarea-horizontal-align="justify" draw:textarea-vertical-align="middle" draw:auto-grow-height="false" fo:min-height="0.6043in" fo:min-width="1.56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color="#99ccff" draw:fill-color="#eeeeee" draw:textarea-horizontal-align="justify" draw:textarea-vertical-align="middle" draw:auto-grow-height="false" fo:min-height="0.6154in" fo:min-width="1.5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color="#83caff"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color="#83caff"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color="#009933" draw:marker-start="" draw:marker-end="Arrow_20_concav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color="#009933" svg:stroke-opacity="70%" draw:fill-color="#eeeeee" draw:opacity="70%" draw:textarea-horizontal-align="justify" draw:textarea-vertical-align="middle" draw:auto-grow-height="false" fo:min-height="0.3756in" fo:min-width="1.00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3333" svg:stroke-opacity="70%" draw:fill="none" draw:fill-color="#eeeeee" draw:opacity="70%" draw:textarea-horizontal-align="justify" draw:textarea-vertical-align="middle" draw:auto-grow-height="false" fo:min-height="0.3909in" fo:min-width="1.7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custom-shape text:anchor-type="paragraph" draw:z-index="0" draw:name="Shape1" draw:style-name="gr1" draw:text-style-name="P22" svg:width="1.4862in" svg:height="1.365in" svg:x="5.7508in" svg:y="0.0154in"><text:p/><draw:enhanced-geometry svg:viewBox="0 0 21600 21600" draw:type="rectangle" draw:enhanced-path="M 0 0 L 21600 0 21600 21600 0 21600 0 0 Z N"/></draw:custom-shape><draw:custom-shape text:anchor-type="paragraph" draw:z-index="9" draw:name="Shape1" draw:style-name="gr9" draw:text-style-name="P22" svg:width="1.0941in" svg:height="1.0941in" svg:x="5.9555in" svg:y="0.0984in"><text:p text:style-name="P28"><text:span text:style-name="T10">weight (fixed)</text:span></text:p><text:p text:style-name="P28"><text:span text:style-name="T13">sample (fixed)</text:span></text:p><text:p text:style-name="P28"><text:span text:style-name="T7">range (fixed</text:span><text:span text:style-name="T22">)</text:span></text:p><text:p text:style-name="P28"><text:span text:style-name="T11">value (variable: </text:span></text:p><text:p text:style-name="P28"><text:span text:style-name="T11">set in child node,</text:span></text:p><text:p text:style-name="P28"><text:span text:style-name="T11">computed in node)</text:span></text:p><draw:enhanced-geometry svg:viewBox="0 0 21600 21600" draw:type="rectangle" draw:enhanced-path="M 0 0 L 21600 0 21600 21600 0 21600 0 0 Z N"/></draw:custom-shape>TiiQu – Trust Quotient </text:p>
      <text:p text:style-name="P13">IT Expert Example </text:p>
      <text:p text:style-name="P2"/>
      <text:p text:style-name="P2"><draw:custom-shape text:anchor-type="paragraph" draw:z-index="1" draw:name="Shape1" draw:style-name="gr2" draw:text-style-name="P24" svg:width="1.8335in" svg:height="0.863in" svg:x="2.4244in" svg:y="0.0193in"><text:p text:style-name="P23">TQ</text:p><text:p text:style-name="P23">(<text:span text:style-name="T7">1-1000</text:span>)</text:p><text:p text:style-name="P23"><text:span text:style-name="T8">V = (1000 + 39.14)/2*</text:span></text:p><text:p text:style-name="P23"><text:span text:style-name="T8">v = 519.57</text:span></text:p><draw:enhanced-geometry svg:viewBox="0 0 21600 21600" draw:type="rectangle" draw:enhanced-path="M 0 0 L 21600 0 21600 21600 0 21600 0 0 Z N"/></draw:custom-shape></text:p>
      <text:p text:style-name="P2"/>
      <text:p text:style-name="P9"><draw:custom-shape text:anchor-type="paragraph" draw:z-index="41" draw:name="Shape11" draw:style-name="gr34" draw:text-style-name="P34" svg:width="1.4169in" svg:height="0.5315in" svg:x="3.9555in" svg:y="0.1008in"><text:p><text:span text:style-name="T31">* will always be a </text:span></text:p><text:p><text:span text:style-name="T31">division by 4 later</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
      <text:p text:style-name="P8"><draw:line text:anchor-type="paragraph" draw:z-index="5" draw:name="Shape3" draw:style-name="gr5" draw:text-style-name="P23" svg:x1="3.3409in" svg:y1="0.0154in" svg:x2="5.4661in" svg:y2="0.5882in"><text:p/></draw:line><draw:line text:anchor-type="paragraph" draw:z-index="4" draw:name="Shape2" draw:style-name="gr5" draw:text-style-name="P23" svg:x1="3.3409in" svg:y1="0.0154in" svg:x2="1.3098in" svg:y2="0.5988in"><text:p/></draw:line><draw:custom-shape text:anchor-type="paragraph" draw:z-index="24" draw:name="Shape1" draw:style-name="gr20" draw:text-style-name="P32" svg:width="0.6776in" svg:height="0.4169in" svg:x="0.4453in" svg:y="0.1819in"><text:p text:style-name="P28"><text:span text:style-name="T26">NODE</text:span></text:p><draw:enhanced-geometry svg:viewBox="0 0 21600 21600" draw:type="rectangle" draw:enhanced-path="M 0 0 L 21600 0 21600 21600 0 21600 0 0 Z N"/></draw:custom-shape><draw:custom-shape text:anchor-type="paragraph" draw:z-index="23" draw:name="Shape1" draw:style-name="gr20" draw:text-style-name="P32" svg:width="0.6776in" svg:height="0.4169in" svg:x="5.7681in" svg:y="0.1717in"><text:p text:style-name="P28"><text:span text:style-name="T26">NODE</text:span></text:p><draw:enhanced-geometry svg:viewBox="0 0 21600 21600" draw:type="rectangle" draw:enhanced-path="M 0 0 L 21600 0 21600 21600 0 21600 0 0 Z N"/></draw:custom-shape></text:p>
      <text:list xml:id="list4824144645980442289" text:style-name="L1">
        <text:list-header>
          <text:p text:style-name="P14"/>
        </text:list-header>
      </text:list>
      <text:p text:style-name="P10"><draw:custom-shape text:anchor-type="paragraph" draw:z-index="2" draw:name="Shape1" draw:style-name="gr3" draw:text-style-name="P25" svg:width="1.5835in" svg:height="1.3252in" svg:x="-0.5862in" svg:y="2.8382in"><text:p text:style-name="P23"><text:span text:style-name="T9">CREDIT AGENCY</text:span></text:p><text:p text:style-name="P23">(<text:span text:style-name="T10">85</text:span>, <text:span text:style-name="T11">1</text:span>, <text:span text:style-name="T7">0-1</text:span>)</text:p><text:p text:style-name="P23">ru = 1</text:p><text:p text:style-name="P23">P = <text:span text:style-name="T11">1</text:span>/1</text:p><text:p text:style-name="P23">WP = <text:span text:style-name="T10">85</text:span>/1.1</text:p><text:p text:style-name="P23"/><draw:enhanced-geometry svg:viewBox="0 0 21600 21600" draw:type="rectangle" draw:enhanced-path="M 0 0 L 21600 0 21600 21600 0 21600 0 0 Z N"/></draw:custom-shape><draw:custom-shape text:anchor-type="paragraph" draw:z-index="3" draw:name="Shape1" draw:style-name="gr4" draw:text-style-name="P26" svg:width="1.1043in" svg:height="1.0543in" svg:x="5.4661in" svg:y="0.1717in"><text:p text:style-name="P23"><text:span text:style-name="T12">REPUTATION</text:span></text:p><text:p text:style-name="P23">(<text:span text:style-name="T13">10</text:span><text:span text:style-name="T14">, </text:span><text:span text:style-name="T7">1-1000</text:span>)</text:p><text:p text:style-name="P23">wr = 0.2</text:p><text:p text:style-name="P23">wv = 1</text:p><text:p text:style-name="P23"><text:span text:style-name="T8">V = 39.14</text:span></text:p><draw:enhanced-geometry svg:viewBox="0 0 21600 21600" draw:type="rectangle" draw:enhanced-path="M 0 0 L 21600 0 21600 21600 0 21600 0 0 Z N"/></draw:custom-shape><draw:custom-shape text:anchor-type="paragraph" draw:z-index="6" draw:name="Shape1" draw:style-name="gr6" draw:text-style-name="P26" svg:width="1.115in" svg:height="1.0543in" svg:x="0.1953in" svg:y="0.1819in"><text:p text:style-name="P23"><text:span text:style-name="T12">IDENTITY</text:span></text:p><text:p text:style-name="P23">(<text:span text:style-name="T13">2</text:span><text:span text:style-name="T14">, </text:span><text:span text:style-name="T7">1-1000</text:span>)</text:p><text:p text:style-name="P23">wr = 1</text:p><text:p text:style-name="P23">wv = 1.1</text:p><text:p text:style-name="P23"><text:span text:style-name="T8">v = 1000</text:span></text:p><draw:enhanced-geometry svg:viewBox="0 0 21600 21600" draw:type="rectangle" draw:enhanced-path="M 0 0 L 21600 0 21600 21600 0 21600 0 0 Z N"/></draw:custom-shape><draw:custom-shape text:anchor-type="paragraph" draw:z-index="7" draw:name="Shape1" draw:style-name="gr7" draw:text-style-name="P27" svg:width="1.5732in" svg:height="1.3567in" svg:x="-0.5756in" svg:y="4.4217in"><text:p text:style-name="P23"><text:span text:style-name="T15">UNIVERSITY</text:span></text:p><text:p text:style-name="P23"><text:span text:style-name="T16">(</text:span><text:span text:style-name="T17">20</text:span><text:span text:style-name="T16">,</text:span><text:span text:style-name="T18"> </text:span><text:span text:style-name="T19">1</text:span><text:span text:style-name="T16">, </text:span><text:span text:style-name="T20">0-1</text:span><text:span text:style-name="T16">)</text:span></text:p><text:p text:style-name="P23"><text:span text:style-name="T16">ru = 1</text:span></text:p><text:p text:style-name="P23"><text:span text:style-name="T16">P = </text:span><text:span text:style-name="T19">1</text:span><text:span text:style-name="T16">/1</text:span></text:p><text:p text:style-name="P23"><text:span text:style-name="T16">WP =</text:span><text:span text:style-name="T21"> </text:span><text:span text:style-name="T17">20</text:span><text:span text:style-name="T16">/1.1</text:span></text:p><draw:enhanced-geometry svg:viewBox="0 0 21600 21600" draw:type="rectangle" draw:enhanced-path="M 0 0 L 21600 0 21600 21600 0 21600 0 0 Z N"/></draw:custom-shape><draw:custom-shape text:anchor-type="paragraph" draw:z-index="8" draw:name="Shape1" draw:style-name="gr8" draw:text-style-name="P27" svg:width="1.5835in" svg:height="1.3051in" svg:x="-0.5756in" svg:y="6.0354in"><text:p text:style-name="P23"><text:span text:style-name="T16"/></text:p><text:p text:style-name="P23"><text:span text:style-name="T15">STACK OVERFLOW</text:span></text:p><text:p text:style-name="P23"><text:span text:style-name="T16">(</text:span><text:span text:style-name="T17">5</text:span><text:span text:style-name="T16">, </text:span><text:span text:style-name="T19">1</text:span><text:span text:style-name="T16">, </text:span><text:span text:style-name="T20">0-1</text:span><text:span text:style-name="T16">)</text:span></text:p><text:p text:style-name="P23"><text:span text:style-name="T16">ru = 1</text:span></text:p><text:p text:style-name="P23"><text:span text:style-name="T16">P = </text:span><text:span text:style-name="T19">1</text:span><text:span text:style-name="T16">/1</text:span></text:p><text:p text:style-name="P23"><text:span text:style-name="T16">WP = </text:span><text:span text:style-name="T17">5</text:span><text:span text:style-name="T16">/1.1</text:span></text:p><text:p text:style-name="P23"><text:span text:style-name="T16"/></text:p><draw:enhanced-geometry svg:viewBox="0 0 21600 21600" draw:type="rectangle" draw:enhanced-path="M 0 0 L 21600 0 21600 21600 0 21600 0 0 Z N"/></draw:custom-shape><draw:line text:anchor-type="paragraph" draw:z-index="10" draw:name="Shape4" draw:style-name="gr10" draw:text-style-name="P23" svg:x1="1.3098in" svg:y1="1.1091in" svg:x2="0.9972in" svg:y2="2.8382in"><text:p/></draw:line><draw:line text:anchor-type="paragraph" draw:z-index="11" draw:name="Shape5" draw:style-name="gr10" draw:text-style-name="P23" svg:x1="1.3098in" svg:y1="1.1091in" svg:x2="0.9972in" svg:y2="4.4217in"><text:p/></draw:line><draw:line text:anchor-type="paragraph" draw:z-index="12" draw:name="Shape6" draw:style-name="gr10" draw:text-style-name="P23" svg:x1="1.0075in" svg:y1="7.3402in" svg:x2="1.3094in" svg:y2="1.1091in"><text:p/></draw:line><draw:custom-shape text:anchor-type="paragraph" draw:z-index="13" draw:name="Shape1" draw:style-name="gr11" draw:text-style-name="P25" svg:width="1.563in" svg:height="1.3335in" svg:x="5.7575in" svg:y="2.8299in"><text:p text:style-name="P23"><text:span text:style-name="T9">TIIQU RATING</text:span></text:p><text:p text:style-name="P23">(<text:span text:style-name="T10">20</text:span>, <text:span text:style-name="T11">4</text:span>, <text:span text:style-name="T7">1-5</text:span>)</text:p><text:p text:style-name="P23">ru = 5</text:p><text:p text:style-name="P23">P =<text:span text:style-name="T11"> 4</text:span>/5</text:p><text:p text:style-name="P23">WP = <text:s/>4/5*<text:span text:style-name="T10">20</text:span>*0.2</text:p><text:p text:style-name="P23">= 3.2</text:p><draw:enhanced-geometry svg:viewBox="0 0 21600 21600" draw:type="rectangle" draw:enhanced-path="M 0 0 L 21600 0 21600 21600 0 21600 0 0 Z N"/></draw:custom-shape><draw:line text:anchor-type="paragraph" draw:z-index="14" draw:name="Shape7" draw:style-name="gr10" draw:text-style-name="P23" svg:x1="5.4661in" svg:y1="1.0984in" svg:x2="5.7579in" svg:y2="2.8067in"><text:p/></draw:line><draw:line text:anchor-type="paragraph" draw:z-index="15" draw:name="Shape8" draw:style-name="gr12" draw:text-style-name="P24" svg:x1="5.4661in" svg:y1="1.0984in" svg:x2="5.7579in" svg:y2="7.361in"><text:p/></draw:line><draw:custom-shape text:anchor-type="paragraph" draw:z-index="16" draw:name="Shape1" draw:style-name="gr13" draw:text-style-name="P27" svg:width="1.5421in" svg:height="1.3157in" svg:x="5.7575in" svg:y="6.0457in"><text:p text:style-name="P23"><text:span text:style-name="T16"/></text:p><text:p text:style-name="P23"><text:span text:style-name="T15">STACK OVERFLOW</text:span></text:p><text:p text:style-name="P23"><text:span text:style-name="T16">(</text:span><text:span text:style-name="T17">5</text:span><text:span text:style-name="T16">, </text:span><text:span text:style-name="T19">1596</text:span><text:span text:style-name="T16">, </text:span><text:span text:style-name="T20">0-2600</text:span><text:span text:style-name="T16">)</text:span></text:p><text:p text:style-name="P23"><text:span text:style-name="T16">ru = 2600</text:span></text:p><text:p text:style-name="P23"><text:span text:style-name="T16">P =</text:span><text:span text:style-name="T19"> 1596</text:span><text:span text:style-name="T16">/2600</text:span></text:p><text:p text:style-name="P23"><text:span text:style-name="T16">WP = P*</text:span><text:span text:style-name="T17">5</text:span><text:span text:style-name="T16">*0.2</text:span></text:p><text:p text:style-name="P23"><text:span text:style-name="T16">= 0.614</text:span></text:p><text:p text:style-name="P23"><text:span text:style-name="T16"/></text:p><draw:enhanced-geometry svg:viewBox="0 0 21600 21600" draw:type="rectangle" draw:enhanced-path="M 0 0 L 21600 0 21600 21600 0 21600 0 0 Z N"/></draw:custom-shape><draw:custom-shape text:anchor-type="paragraph" draw:z-index="19" draw:name="Shape1" draw:style-name="gr16" draw:text-style-name="P29" svg:width="3.5315in" svg:height="0.698in" svg:x="1.6429in" svg:y="1.0882in"><text:p/><draw:enhanced-geometry svg:viewBox="0 0 21600 21600" draw:type="rectangle" draw:enhanced-path="M 0 0 L 21600 0 21600 21600 0 21600 0 0 Z N"/></draw:custom-shape><draw:custom-shape text:anchor-type="paragraph" draw:z-index="18" draw:name="Shape1" draw:style-name="gr15" draw:text-style-name="P30" svg:width="3.1031in" svg:height="0.5941in" svg:x="1.7472in" svg:y="0.3173in"><text:p text:style-name="P28"><text:span text:style-name="T23">weighting ratio wr:</text:span></text:p><text:p text:style-name="P28"><text:span text:style-name="T24">wr = 1 if # child nodes &gt;= sample || sample = 0</text:span></text:p><text:p text:style-name="P28"><text:span text:style-name="T24">else wr = # child nodes / sample</text:span></text:p><draw:enhanced-geometry svg:viewBox="0 0 21600 21600" draw:type="rectangle" draw:enhanced-path="M 0 0 L 21600 0 21600 21600 0 21600 0 0 Z N"/></draw:custom-shape><draw:custom-shape text:anchor-type="paragraph" draw:z-index="17" draw:name="Shape1" draw:style-name="gr14" draw:text-style-name="P29" svg:width="3.5106in" svg:height="0.7189in" svg:x="1.6429in" svg:y="0.2445in"><text:p/><draw:enhanced-geometry svg:viewBox="0 0 21600 21600" draw:type="rectangle" draw:enhanced-path="M 0 0 L 21600 0 21600 21600 0 21600 0 0 Z N"/></draw:custom-shape><draw:custom-shape text:anchor-type="paragraph" draw:z-index="22" draw:name="Shape1" draw:style-name="gr19" draw:text-style-name="P31" svg:width="1.2476in" svg:height="0.4689in" svg:x="5.8756in" svg:y="2.3484in"><text:p text:style-name="P28"><text:span text:style-name="T25">CHILD NODES</text:span></text:p><draw:enhanced-geometry svg:viewBox="0 0 21600 21600" draw:type="rectangle" draw:enhanced-path="M 0 0 L 21600 0 21600 21600 0 21600 0 0 Z N"/></draw:custom-shape><draw:custom-shape text:anchor-type="paragraph" draw:z-index="25" draw:name="Shape1" draw:style-name="gr14" draw:text-style-name="P29" svg:width="3.5106in" svg:height="0.7189in" svg:x="1.6535in" svg:y="3.0154in"><text:p/><draw:enhanced-geometry svg:viewBox="0 0 21600 21600" draw:type="rectangle" draw:enhanced-path="M 0 0 L 21600 0 21600 21600 0 21600 0 0 Z N"/></draw:custom-shape><draw:custom-shape text:anchor-type="paragraph" draw:z-index="28" draw:name="Shape1" draw:style-name="gr15" draw:text-style-name="P30" svg:width="3.1031in" svg:height="0.5941in" svg:x="1.7472in" svg:y="3.078in"><text:p text:style-name="P28"><text:span text:style-name="T23">range unit ru:</text:span></text:p><text:p text:style-name="P28"><text:span text:style-name="T24">ru = max(</text:span><text:span text:style-name="T20">range</text:span><text:span text:style-name="T24">) - min(</text:span><text:span text:style-name="T20">range</text:span><text:span text:style-name="T24">) </text:span></text:p><text:p text:style-name="P28"><text:span text:style-name="T24">(+ 1 if min(range) = 1)</text:span></text:p><draw:enhanced-geometry svg:viewBox="0 0 21600 21600" draw:type="rectangle" draw:enhanced-path="M 0 0 L 21600 0 21600 21600 0 21600 0 0 Z N"/></draw:custom-shape><draw:custom-shape text:anchor-type="paragraph" draw:z-index="29" draw:name="Shape1" draw:style-name="gr23" draw:text-style-name="P30" svg:width="3.1461in" svg:height="0.398in" svg:x="1.7366in" svg:y="3.9008in"><text:p text:style-name="P28"><text:span text:style-name="T23">percentage P:</text:span></text:p><text:p text:style-name="P28"><text:span text:style-name="T24">P =</text:span><text:span text:style-name="T27"> </text:span><text:span text:style-name="T19">value</text:span><text:span text:style-name="T28"> </text:span><text:span text:style-name="T24">/ ru</text:span></text:p><draw:enhanced-geometry svg:viewBox="0 0 21600 21600" draw:mirror-horizontal="false" draw:mirror-vertical="false" draw:type="rectangle" draw:enhanced-path="M 0 0 L 21600 0 21600 21600 0 21600 0 0 Z N"/></draw:custom-shape><draw:custom-shape text:anchor-type="paragraph" draw:z-index="30" draw:name="Shape1" draw:style-name="gr24" draw:text-style-name="P30" svg:width="3.1669in" svg:height="0.3858in" svg:x="1.7264in" svg:y="4.5382in"><text:p text:style-name="P28"><text:span text:style-name="T23">weighted percentage WP:</text:span></text:p><text:p text:style-name="P28"><text:span text:style-name="T24">WP = P * </text:span><text:span text:style-name="T17">weight</text:span><text:span text:style-name="T29"> </text:span><text:span text:style-name="T23">* (wr / wv)</text:span></text:p><draw:enhanced-geometry svg:viewBox="0 0 21600 21600" draw:type="rectangle" draw:enhanced-path="M 0 0 L 21600 0 21600 21600 0 21600 0 0 Z N"/></draw:custom-shape><draw:custom-shape text:anchor-type="paragraph" draw:z-index="26" draw:name="Shape1" draw:style-name="gr21" draw:text-style-name="P29" svg:width="3.5122in" svg:height="0.5232in" svg:x="1.6327in" svg:y="3.8382in"><text:p/><draw:enhanced-geometry svg:viewBox="0 0 21600 21600" draw:type="rectangle" draw:enhanced-path="M 0 0 L 21600 0 21600 21600 0 21600 0 0 Z N"/></draw:custom-shape><draw:custom-shape text:anchor-type="paragraph" draw:z-index="21" draw:name="Shape1" draw:style-name="gr18" draw:text-style-name="P31" svg:width="1.5004in" svg:height="0.3835in" svg:x="-0.5028in" svg:y="2.4236in"><text:p text:style-name="P28"><text:span text:style-name="T25">CHILD NODES</text:span></text:p><draw:enhanced-geometry svg:viewBox="0 0 21600 21600" draw:type="rectangle" draw:enhanced-path="M 0 0 L 21600 0 21600 21600 0 21600 0 0 Z N"/></draw:custom-shape><draw:custom-shape text:anchor-type="paragraph" draw:z-index="27" draw:name="Shape1" draw:style-name="gr22" draw:text-style-name="P29" svg:width="3.5315in" svg:height="0.5752in" svg:x="1.6327in" svg:y="4.4945in"><text:p/><draw:enhanced-geometry svg:viewBox="0 0 21600 21600" draw:type="rectangle" draw:enhanced-path="M 0 0 L 21600 0 21600 21600 0 21600 0 0 Z N"/></draw:custom-shape><draw:custom-shape text:anchor-type="paragraph" draw:z-index="31" draw:name="Shape1" draw:style-name="gr25" draw:text-style-name="P27" svg:width="1.5835in" svg:height="0.6567in" svg:x="-0.5756in" svg:y="7.4965in"><text:p text:style-name="P23"><text:span text:style-name="T16">sum(WP) = 100</text:span></text:p><text:p text:style-name="P23"><text:span text:style-name="T16">= 110/1.1</text:span></text:p><text:p text:style-name="P23"><text:span text:style-name="T16">(= sum(</text:span><text:span text:style-name="T17">weights</text:span><text:span text:style-name="T16">)/wv)</text:span></text:p><draw:enhanced-geometry svg:viewBox="0 0 21600 21600" draw:type="rectangle" draw:enhanced-path="M 0 0 L 21600 0 21600 21600 0 21600 0 0 Z N"/></draw:custom-shape><draw:custom-shape text:anchor-type="paragraph" draw:z-index="20" draw:name="Shape1" draw:style-name="gr17" draw:text-style-name="P30" svg:width="3.1031in" svg:height="0.5106in" svg:x="1.789in" svg:y="1.161in"><text:p text:style-name="P28"><text:span text:style-name="T23">weight value wv:</text:span></text:p><text:p text:style-name="P28"><text:span text:style-name="T24">wv = sum(</text:span><text:span text:style-name="T17">weights</text:span><text:span text:style-name="T24">)/100 if sum(weights) &gt;= 100</text:span></text:p><text:p text:style-name="P28"><text:span text:style-name="T24">else wv = 1</text:span></text:p><draw:enhanced-geometry svg:viewBox="0 0 21600 21600" draw:type="rectangle" draw:enhanced-path="M 0 0 L 21600 0 21600 21600 0 21600 0 0 Z N"/></draw:custom-shape><draw:custom-shape text:anchor-type="paragraph" draw:z-index="32" draw:name="Shape1" draw:style-name="gr26" draw:text-style-name="P27" svg:width="1.6012in" svg:height="0.7295in" svg:x="5.7402in" svg:y="7.4862in"><text:p text:style-name="P23"><text:span text:style-name="T16">sum(WP) = 3.814</text:span></text:p><text:p text:style-name="P23"><text:span text:style-name="T16">3.814/1</text:span></text:p><text:p text:style-name="P23"><text:span text:style-name="T16">(= sum(</text:span><text:span text:style-name="T17">weights</text:span><text:span text:style-name="T16">)/wv)</text:span></text:p><draw:enhanced-geometry svg:viewBox="0 0 21600 21600" draw:mirror-horizontal="false" draw:mirror-vertical="false" draw:type="rectangle" draw:enhanced-path="M 0 0 L 21600 0 21600 21600 0 21600 0 0 Z N"/></draw:custom-shape><draw:custom-shape text:anchor-type="paragraph" draw:z-index="34" draw:name="Shape1" draw:style-name="gr28" draw:text-style-name="P30" svg:width="3.178in" svg:height="0.8232in" svg:x="1.7472in" svg:y="6.2571in"><text:p text:style-name="P28"><text:span text:style-name="T23">Apply summed results to node range:</text:span></text:p><text:p text:style-name="P28"><text:span text:style-name="T24">ru / 100 = range ratio</text:span></text:p><text:p text:style-name="P28"><text:span text:style-name="T24">v * ratio = applied ratio</text:span></text:p><text:p text:style-name="P28"><text:span text:style-name="T24">applied ratio + vrf = applied value</text:span></text:p><draw:enhanced-geometry svg:viewBox="0 0 21600 21600" draw:type="rectangle" draw:enhanced-path="M 0 0 L 21600 0 21600 21600 0 21600 0 0 Z N"/></draw:custom-shape><draw:custom-shape text:anchor-type="paragraph" draw:z-index="33" draw:name="Shape1" draw:style-name="gr27" draw:text-style-name="P29" svg:width="3.563in" svg:height="1.6043in" svg:x="1.5909in" svg:y="6.1839in"><text:p/><draw:enhanced-geometry svg:viewBox="0 0 21600 21600" draw:type="rectangle" draw:enhanced-path="M 0 0 L 21600 0 21600 21600 0 21600 0 0 Z N"/></draw:custom-shape><draw:custom-shape text:anchor-type="paragraph" draw:z-index="35" draw:name="Shape1" draw:style-name="gr29" draw:text-style-name="P33" svg:width="1.563in" svg:height="0.6043in" svg:x="3.4346in" svg:y="7.0799in"><text:p text:style-name="P23"><text:span text:style-name="T16">1000 / 100 = 10</text:span></text:p><text:p text:style-name="P23"><text:span text:style-name="T16">3.814 * 10 = 38.14</text:span></text:p><text:p text:style-name="P23"><text:span text:style-name="T16">38.14 + 1 = </text:span><text:span text:style-name="T30">39.14</text:span></text:p><draw:enhanced-geometry svg:viewBox="0 0 21600 21600" draw:type="rectangle" draw:enhanced-path="M 0 0 L 21600 0 21600 21600 0 21600 0 0 Z N"/></draw:custom-shape><draw:custom-shape text:anchor-type="paragraph" draw:z-index="36" draw:name="Shape1" draw:style-name="gr30" draw:text-style-name="P33" svg:width="1.5531in" svg:height="0.6157in" svg:x="1.7472in" svg:y="7.0799in"><text:p text:style-name="P23"><text:span text:style-name="T16">1000 / 100 = 10</text:span></text:p><text:p text:style-name="P23"><text:span text:style-name="T16">100 * 10 = 1000</text:span></text:p><text:p text:style-name="P23"><text:span text:style-name="T16">1000 + 1 = </text:span><text:span text:style-name="T30">1001</text:span></text:p><draw:enhanced-geometry svg:viewBox="0 0 21600 21600" draw:type="rectangle" draw:enhanced-path="M 0 0 L 21600 0 21600 21600 0 21600 0 0 Z N"/></draw:custom-shape><draw:line text:anchor-type="paragraph" draw:z-index="37" draw:name="Shape9" draw:style-name="gr31" draw:text-style-name="P23" svg:x1="3.9764in" svg:y1="7.4445in" svg:x2="6.9244in" svg:y2="7.5799in"><text:p/></draw:line><draw:line text:anchor-type="paragraph" draw:z-index="38" draw:name="Shape9" draw:style-name="gr32" draw:text-style-name="P23" svg:x1="0.8098in" svg:y1="7.6008in" svg:x2="1.987in" svg:y2="7.3819in"><text:p/></draw:line><draw:path text:anchor-type="paragraph" draw:z-index="39" draw:name="Shape10" draw:style-name="gr33" draw:text-style-name="P23" svg:width="5.9091in" svg:height="0.0327in" draw:transform="skewX (-0.526565835326689) rotate (1.69104951225731) translate (1.71657245090769in 7.10300773226444in)" svg:viewBox="0 0 15010 84" svg:d="M0 84c14951 0 15010-84 15010-84"><text:p/></draw:path><draw:path text:anchor-type="paragraph" draw:z-index="40" draw:name="Shape10" draw:style-name="gr33" draw:text-style-name="P23" svg:width="5.913in" svg:height="0.0303in" draw:transform="skewX (0.580845575063713) rotate (-1.68075206967054) translate (5.67430555555555in 1.22569444444444in)" svg:viewBox="0 0 15020 78" svg:d="M15020 78c-14961-1-15020-78-15020-78"><text:p/></draw:path></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custom-shape text:anchor-type="paragraph" draw:z-index="42" draw:name="Shape11" draw:style-name="gr35" draw:text-style-name="P35" svg:width="2.4276in" svg:height="0.5524in" svg:x="2.3409in" svg:y="0.2445in"><text:p><text:span text:style-name="T31"/></text:p><text:p><text:span text:style-name="T31"/></text:p><text:p text:style-name="P23"><text:span text:style-name="T32">+ 1 not necessary</text:span></text:p><text:p><text:span text:style-name="T31"/></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0"/>
      <text:p text:style-name="P11"><text:soft-page-break/>Analysis</text:p>
      <text:p text:style-name="P4"/>
      <text:p text:style-name="P5"/>
      <text:list xml:id="list7322589262272827475" text:style-name="L2">
        <text:list-item>
          <text:p text:style-name="P15">The impact of the reputation node (39.14) is very small compared to the impact of the identity node (1000) even though the values on the reputation ode are not as bad (4 from 5 and 1596 from 2600). This makes sense if </text:p>
          <text:p text:style-name="P15"/>
        </text:list-item>
      </text:list>
      <text:list xml:id="list4714204939054853136" text:style-name="L3">
        <text:list-item>
          <text:list>
            <text:list-item>
              <text:p text:style-name="P20">we expect much more reputation sources and/or</text:p>
            </text:list-item>
            <text:list-item>
              <text:p text:style-name="P16">we set the weights of other reputation sources higher and/or</text:p>
            </text:list-item>
            <text:list-item>
              <text:p text:style-name="P16">we want the impact of the reputation node stay very low</text:p>
              <text:p text:style-name="P16"/>
            </text:list-item>
          </text:list>
        </text:list-item>
      </text:list>
      <text:list xml:id="list164304182452821" text:continue-list="list7322589262272827475" text:style-name="L2">
        <text:list-item>
          <text:p text:style-name="P18">The + 1 in the step “Apply summed results to node range is not necessary. It has a constant but minor impact on the values of the nodes which completely independent from other mechanisms.</text:p>
          <text:p text:style-name="P18"/>
        </text:list-item>
        <text:list-item>
          <text:p text:style-name="P15">The last step of building the average (or any average) of the node values for the TQ value has to reconsidered. Now it is (1000 + 39.14)/2 = 519.57.</text:p>
          <text:p text:style-name="P15"/>
          <text:p text:style-name="P15">Imagine that we have the same example, but another node with a contribution of a value 200. Then the TQ value would be (1000 + 200 + 39.14)/3 <text:span text:style-name="T4">= 413. So the user would have increased his trust sources but lowered his TQ score. </text:span></text:p>
          <text:p text:style-name="P15"/>
          <text:p text:style-name="P17">A better solution would be to give fixed ranges for all nodes and add them up <text:span text:style-name="T5">for the TQ score</text:span>. E.g. every node could have a range from 0 to 250. Then the max. sum of their values would be 1000, same as now, but more trust sources would result in a better score.</text:p>
          <text:p text:style-name="P17"/>
          <text:p text:style-name="P19">The solution is that we will always expect the presence of 4 nodes. </text:p>
          <text:p text:style-name="P19">If only 2 or 3 nodes are delivering values, the last step of building the average will still be a division by 4.</text:p>
        </text:list-item>
      </text:list>
      <text:p text:style-name="P6"/>
      <text:p text:style-name="P7"><text:tab/><text:span text:style-name="T6"> </text:span></text:p>
      <text:list xml:id="list737419631250414745" text:style-name="L4">
        <text:list-header>
          <text:p text:style-name="P21"/>
        </text:list-header>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FreeSans" fo:font-size="11pt" officeooo:rsid="000bdfba" officeooo:paragraph-rsid="001ad7ba" style:font-size-asian="11pt" style:font-size-complex="11pt"/>
    </style:style>
    <style:style style:name="MT1" style:family="text">
      <style:text-properties officeooo:rsid="003ea353"/>
    </style:style>
    <style:style style:name="MT2" style:family="text">
      <style:text-properties officeooo:rsid="003df839"/>
    </style:style>
    <style:style style:name="MT3" style:family="text">
      <style:text-properties officeooo:rsid="001ad7b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Algorithm: SH, Analysis: </text:span>X<text:span text:style-name="MT2">B</text:span> <text:span text:style-name="MT3">| TiiQu | Sept</text:span>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7:37:40.856510166</meta:creation-date>
    <dc:date>2017-12-14T16:42:44.398242263</dc:date>
    <meta:editing-duration>PT3H45M41S</meta:editing-duration>
    <meta:editing-cycles>88</meta:editing-cycles>
    <meta:generator>LibreOffice/5.1.6.2$Linux_X86_64 LibreOffice_project/10m0$Build-2</meta:generator>
    <meta:document-statistic meta:table-count="0" meta:image-count="0" meta:object-count="0" meta:page-count="2" meta:paragraph-count="18" meta:word-count="292" meta:character-count="1491" meta:non-whitespace-character-count="1214"/>
  </office:meta>
</office:document-meta>
</file>